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85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5.332cm"/>
    </style:style>
    <style:style style:name="co13" style:family="table-column">
      <style:table-column-properties fo:break-before="auto" style:column-width="2.766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187cm"/>
    </style:style>
    <style:style style:name="co16" style:family="table-column">
      <style:table-column-properties fo:break-before="auto" style:column-width="0.716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985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8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NTERFAZ ARRIBA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PLAYER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EMIG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OLEADAS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ENDA</text:p>
          </table:table-cell>
          <table:table-cell table:style-name="ce7" table:formula="of:=IF([.E10]&lt;&gt;[.E9];1;[.D9]+1)" office:value-type="float" office:value="1">
            <text:p>1</text:p>
          </table:table-cell>
          <table:table-cell table:style-name="ce7" office:value-type="string">
            <text:p>MEDI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NTERFAZ INICIO</text:p>
          </table:table-cell>
          <table:table-cell table:style-name="ce7" table:formula="of:=IF([.E11]&lt;&gt;[.E10];1;[.D10]+1)" office:value-type="float" office:value="2">
            <text:p>2</text:p>
          </table:table-cell>
          <table:table-cell table:style-name="ce7" office:value-type="string">
            <text:p>MEDIA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TEM ENEMIGO?</text:p>
          </table:table-cell>
          <table:table-cell table:style-name="ce7" table:formula="of:=IF([.E12]&lt;&gt;[.E11];1;[.D11]+1)" office:value-type="float" office:value="1">
            <text:p>1</text:p>
          </table:table-cell>
          <table:table-cell table:style-name="ce7" office:value-type="string">
            <text:p>BAJA</text:p>
          </table:table-cell>
          <table:table-cell table:style-name="ce7"/>
          <table:table-cell table:style-name="ce8"/>
          <table:table-cell table:style-name="ce10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RRETAS</text:p>
          </table:table-cell>
          <table:table-cell table:style-name="ce7" table:formula="of:=IF([.E13]&lt;&gt;[.E12];1;[.D12]+1)" office:value-type="float" office:value="1">
            <text:p>1</text:p>
          </table:table-cell>
          <table:table-cell table:style-name="ce7" office:value-type="string">
            <text:p>TAL VEZ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0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NTROL MANDO</text:p>
          </table:table-cell>
          <table:table-cell table:style-name="ce7" table:formula="of:=IF([.E14]&lt;&gt;[.E13];1;[.D13]+1)" office:value-type="float" office:value="2">
            <text:p>2</text:p>
          </table:table-cell>
          <table:table-cell table:style-name="ce7" office:value-type="string">
            <text:p>TAL VEZ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0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RITES</text:p>
          </table:table-cell>
          <table:table-cell table:style-name="ce7" table:formula="of:=IF([.E15]&lt;&gt;[.E14];1;[.D14]+1)" office:value-type="float" office:value="3">
            <text:p>3</text:p>
          </table:table-cell>
          <table:table-cell table:style-name="ce7" office:value-type="string">
            <text:p>TAL VEZ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0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ONIDO</text:p>
          </table:table-cell>
          <table:table-cell table:style-name="ce7" table:formula="of:=IF([.E16]&lt;&gt;[.E15];1;[.D15]+1)" office:value-type="float" office:value="4">
            <text:p>4</text:p>
          </table:table-cell>
          <table:table-cell table:style-name="ce7" office:value-type="string">
            <text:p>TAL VEZ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9"/>
        <table:table-column table:style-name="co16" table:default-cell-style-name="ce11"/>
        <table:table-column table:style-name="co8" table:default-cell-style-name="ce2"/>
        <table:table-column table:style-name="co17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142857142857143">
            <text:p>14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2" office:value-type="string">
            <text:p>MOCKUP INTERFAZ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ENFRIAMIENTO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 office:value-type="string">
            <text:p>+ ENEMIGOS EN PANTALLA</text:p>
          </table:table-cell>
          <table:table-cell table:style-name="ce2"/>
          <table:table-cell table:style-name="ce13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DUCIR ENFRIAMIENT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 office:value-type="string">
            <text:p>- ENEMIGOS EN PANTALLA</text:p>
          </table:table-cell>
          <table:table-cell table:style-name="ce2"/>
          <table:table-cell table:style-name="ce14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PORCENTAJE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 office:value-type="string">
            <text:p>CONSTANTE, SOLO DEPENDE DE UNA VARIABLE FLOTANTE</text:p>
          </table:table-cell>
          <table:table-cell table:style-name="ce2"/>
          <table:table-cell table:style-name="ce7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BOLSA HUESOS</text:p>
          </table:table-cell>
          <table:table-cell table:style-name="ce7" table:formula="of:=IF([.E10]&lt;&gt;[.E9];1;[.D9]+1)" office:value-type="float" office:value="5">
            <text:p>5</text:p>
          </table:table-cell>
          <table:table-cell table:style-name="ce7" office:value-type="string">
            <text:p>ALTA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PERDER VIDA</text:p>
          </table:table-cell>
          <table:table-cell table:style-name="ce7" table:formula="of:=IF([.E11]&lt;&gt;[.E10];1;[.D10]+1)" office:value-type="float" office:value="6">
            <text:p>6</text:p>
          </table:table-cell>
          <table:table-cell table:style-name="ce7" office:value-type="string">
            <text:p>ALTA</text:p>
          </table:table-cell>
          <table:table-cell table:style-name="ce7"/>
          <table:table-cell table:style-name="ce8"/>
          <table:table-cell table:style-name="ce10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GANAR VIDA</text:p>
          </table:table-cell>
          <table:table-cell table:style-name="ce7" table:formula="of:=IF([.E12]&lt;&gt;[.E11];1;[.D11]+1)" office:value-type="float" office:value="7">
            <text:p>7</text:p>
          </table:table-cell>
          <table:table-cell table:style-name="ce7" office:value-type="string">
            <text:p>ALTA</text:p>
          </table:table-cell>
          <table:table-cell table:style-name="ce7" table:number-columns-repeated="2"/>
          <table:table-cell table:style-name="ce10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0.4375">
            <text:p>43,75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2" office:value-type="string">
            <text:p>MOVIMIENTO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75">
            <text:p>75%</text:p>
          </table:table-cell>
          <table:table-cell table:style-name="ce13" office:value-type="string">
            <text:p>ATACAR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 office:value-type="string">
            <text:p>PENDIENTE PROBAR CON ENEMIGOS</text:p>
          </table:table-cell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CIBIR DAÑ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RIR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AL PLAYER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HACER DAÑO AL PLAYER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CIBIR DAÑ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RIR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AWNEARSE</text:p>
          </table:table-cell>
          <table:table-cell table:style-name="ce7" table:formula="of:=IF([.E10]&lt;&gt;[.E9];1;[.D9]+1)" office:value-type="float" office:value="5">
            <text:p>5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FIN OLEADA N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LE PARA INICAR OLEADA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INICIADA OLEADA N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TRAR TIENDA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ENTRE OPCION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LEER TEXTO</text:p>
          </table:table-cell>
          <table:table-cell table:style-name="ce7" table:formula="of:=IF([.E9]&lt;&gt;[.E8];1;[.D8]+1)" office:value-type="float" office:value="4">
            <text:p>4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PRAR</text:p>
          </table:table-cell>
          <table:table-cell table:style-name="ce7" table:formula="of:=IF([.E10]&lt;&gt;[.E9];1;[.D9]+1)" office:value-type="float" office:value="5">
            <text:p>5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MPLEMENTAR OBJETO</text:p>
          </table:table-cell>
          <table:table-cell table:style-name="ce7" table:formula="of:=IF([.E11]&lt;&gt;[.E10];1;[.D10]+1)" office:value-type="float" office:value="6">
            <text:p>6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7" table:formula="of:=IF([.E12]&lt;&gt;[.E11];1;[.D11]+1)" office:value-type="float" office:value="7">
            <text:p>7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9"/>
        <table:table-column table:style-name="co1" table:default-cell-style-name="ce11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</text:p>
          </table:table-cell>
          <table:table-cell table:style-name="ce7" table:formula="of:=IF([.E6]&lt;&gt;[.E5];1;[.D5]+1)" office:value-type="float" office:value="1">
            <text:p>1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2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ELECCIONAR OPCION</text:p>
          </table:table-cell>
          <table:table-cell table:style-name="ce7" table:formula="of:=IF([.E7]&lt;&gt;[.E6];1;[.D6]+1)" office:value-type="float" office:value="2">
            <text:p>2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3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MPEZAR JUEGO</text:p>
          </table:table-cell>
          <table:table-cell table:style-name="ce7" table:formula="of:=IF([.E8]&lt;&gt;[.E7];1;[.D7]+1)" office:value-type="float" office:value="3">
            <text:p>3</text:p>
          </table:table-cell>
          <table:table-cell table:style-name="ce7" office:value-type="string">
            <text:p>ALTA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4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O JUGAR</text:p>
          </table:table-cell>
          <table:table-cell table:style-name="ce7" table:formula="of:=IF([.E9]&lt;&gt;[.E8];1;[.D8]+1)" office:value-type="float" office:value="1">
            <text:p>1</text:p>
          </table:table-cell>
          <table:table-cell table:style-name="ce7" office:value-type="string">
            <text:p>MEDIO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7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REDITOS</text:p>
          </table:table-cell>
          <table:table-cell table:style-name="ce7" table:formula="of:=IF([.E10]&lt;&gt;[.E9];1;[.D9]+1)" office:value-type="float" office:value="1">
            <text:p>1</text:p>
          </table:table-cell>
          <table:table-cell table:style-name="ce7" office:value-type="string">
            <text:p>BAJO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ENSAJE MIO</text:p>
          </table:table-cell>
          <table:table-cell table:style-name="ce7" table:formula="of:=IF([.E11]&lt;&gt;[.E10];1;[.D10]+1)" office:value-type="float" office:value="2">
            <text:p>2</text:p>
          </table:table-cell>
          <table:table-cell table:style-name="ce7" office:value-type="string">
            <text:p>BAJO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ICK ROLL</text:p>
          </table:table-cell>
          <table:table-cell table:style-name="ce7" table:formula="of:=IF([.E12]&lt;&gt;[.E11];1;[.D11]+1)" office:value-type="float" office:value="1">
            <text:p>1</text:p>
          </table:table-cell>
          <table:table-cell table:style-name="ce7" office:value-type="string">
            <text:p>TAL VEZ</text:p>
          </table:table-cell>
          <table:table-cell table:style-name="ce8" table:number-columns-repeated="2"/>
          <table:table-cell table:style-name="ce10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0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2">02/06/2024</text:date>, <text:time>02:52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2T02:52:41.59</dc:date>
    <meta:editing-duration>P1DT9H18M48S</meta:editing-duration>
    <meta:editing-cycles>94</meta:editing-cycles>
    <meta:generator>OpenOffice/4.1.14$Win32 OpenOffice.org_project/4114m1$Build-9811</meta:generator>
    <meta:document-statistic meta:table-count="7" meta:cell-count="320" meta:object-count="0"/>
  </office:meta>
</office:document-meta>
</file>